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59.65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6.03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7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5" style:family="table-cell" style:parent-style-name="Default" style:data-style-name="N106"/>
    <style:style style:name="ce16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number-columns-repeated="2" table:default-cell-style-name="ce3"/>
        <table:table-column table:style-name="co9" table:default-cell-style-name="ce11"/>
        <table:table-column table:style-name="co10" table:default-cell-style-name="ce3"/>
        <table:table-column table:style-name="co8" table:default-cell-style-name="ce3"/>
        <table:table-column table:style-name="co10" table:number-columns-repeated="2" table:default-cell-style-name="ce16"/>
        <table:table-column table:style-name="co11" table:default-cell-style-name="ce21"/>
        <table:table-column table:style-name="co10" table:number-columns-repeated="1001" table:default-cell-style-name="ce3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Signal Number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6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eriodic / Sporadic</text:p>
          </table:table-cell>
          <table:table-cell table:style-name="ce6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9" office:value-type="string" calcext:value-type="string">
            <text:p>D – J</text:p>
          </table:table-cell>
          <table:table-cell table:style-name="ce1" office:value-type="string" calcext:value-type="string">
            <text:p>Ck para 125Kbs</text:p>
          </table:table-cell>
          <table:table-cell table:style-name="ce1" office:value-type="string" calcext:value-type="string">
            <text:p>Bm para 125Kbs</text:p>
          </table:table-cell>
          <table:table-cell table:style-name="ce13" office:value-type="string" calcext:value-type="string">
            <text:p>Wm para 125Kbs</text:p>
          </table:table-cell>
          <table:table-cell table:style-name="ce13" office:value-type="string" calcext:value-type="string">
            <text:p>Rm para 125Kbs</text:p>
          </table:table-cell>
          <table:table-cell table:style-name="ce17"/>
          <table:table-cell table:style-name="ce1" table:number-columns-repeated="1001"/>
          <table:table-cell table:number-columns-repeated="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&amp;Lo Contactor Open/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]-[.D2]" office:value-type="float" office:value="4.9" calcext:value-type="float">
            <text:p>4,90</text:p>
          </table:table-cell>
          <table:table-cell table:style-name="ce2" table:formula="of:=(47 + 8*[.$C2] + INT((34 + 8*[.$C2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130*[.$O$4]" office:value-type="float" office:value="1.04" calcext:value-type="float">
            <text:p>1,040</text:p>
          </table:table-cell>
          <table:table-cell table:style-name="ce14" table:formula="of:= [.M2] + [.K2]" office:value-type="float" office:value="1.544" calcext:value-type="float">
            <text:p>1,5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rake Pressure, Lin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]-[.D3]" office:value-type="float" office:value="4.8" calcext:value-type="float">
            <text:p>4,80</text:p>
          </table:table-cell>
          <table:table-cell table:style-name="ce2" table:formula="of:=(47 + 8*[.$C3] + INT((34 + 8*[.$C3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office:value-type="float" office:value="1.544" calcext:value-type="float">
            <text:p>1,544</text:p>
          </table:table-cell>
          <table:table-cell table:style-name="ce14" table:formula="of:= [.M3] + [.K3]" office:value-type="float" office:value="2.048" calcext:value-type="float">
            <text:p>2,048</text:p>
          </table:table-cell>
          <table:table-cell table:style-name="ce18" office:value-type="string" calcext:value-type="string">
            <text:p>Tiempo por bit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ocessed Motor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]-[.D4]" office:value-type="float" office:value="4.8" calcext:value-type="float">
            <text:p>4,80</text:p>
          </table:table-cell>
          <table:table-cell table:style-name="ce2" table:formula="of:=(47 + 8*[.$C4] + INT((34 + 8*[.$C4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])" office:value-type="float" office:value="2.048" calcext:value-type="float">
            <text:p>2,048</text:p>
          </table:table-cell>
          <table:table-cell table:style-name="ce14" table:formula="of:= [.M4] + [.K4]" office:value-type="float" office:value="2.552" calcext:value-type="float">
            <text:p>2,552</text:p>
          </table:table-cell>
          <table:table-cell table:style-name="ce19" office:value-type="float" office:value="0.008" calcext:value-type="float">
            <text:p>0,008000</text:p>
          </table:table-cell>
          <table:table-cell table:style-name="ce22" office:value-type="string" calcext:value-type="string">
            <text:p>125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orque Comman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5]-[.D5]" office:value-type="float" office:value="4.8" calcext:value-type="float">
            <text:p>4,80</text:p>
          </table:table-cell>
          <table:table-cell table:style-name="ce2" table:formula="of:=(47 + 8*[.$C5] + INT((34 + 8*[.$C5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])" office:value-type="float" office:value="2.552" calcext:value-type="float">
            <text:p>2,552</text:p>
          </table:table-cell>
          <table:table-cell table:style-name="ce14" table:formula="of:= [.M5] + [.K5]" office:value-type="float" office:value="3.056" calcext:value-type="float">
            <text:p>3,056</text:p>
          </table:table-cell>
          <table:table-cell table:style-name="ce18" office:value-type="float" office:value="0.004" calcext:value-type="float">
            <text:p>0,004000</text:p>
          </table:table-cell>
          <table:table-cell table:style-name="ce2" office:value-type="string" calcext:value-type="string">
            <text:p>25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6]-[.D6]" office:value-type="float" office:value="4.9" calcext:value-type="float">
            <text:p>4,90</text:p>
          </table:table-cell>
          <table:table-cell table:style-name="ce2" table:formula="of:=(47 + 8*[.$C6] + INT((34 + 8*[.$C6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5])" office:value-type="float" office:value="3.056" calcext:value-type="float">
            <text:p>3,056</text:p>
          </table:table-cell>
          <table:table-cell table:style-name="ce14" table:formula="of:= [.M6] + [.K6]" office:value-type="float" office:value="3.56" calcext:value-type="float">
            <text:p>3,560</text:p>
          </table:table-cell>
          <table:table-cell table:style-name="ce18" office:value-type="float" office:value="0.002" calcext:value-type="float">
            <text:p>0,002000</text:p>
          </table:table-cell>
          <table:table-cell table:style-name="ce2" office:value-type="string" calcext:value-type="string">
            <text:p>50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ccelerator Positio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7]-[.D7]" office:value-type="float" office:value="4.9" calcext:value-type="float">
            <text:p>4,90</text:p>
          </table:table-cell>
          <table:table-cell table:style-name="ce2" table:formula="of:=(47 + 8*[.$C7] + INT((34 + 8*[.$C7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6])" office:value-type="float" office:value="3.56" calcext:value-type="float">
            <text:p>3,560</text:p>
          </table:table-cell>
          <table:table-cell table:style-name="ce14" table:formula="of:= [.M7] + [.K7]" office:value-type="float" office:value="4.064" calcext:value-type="float">
            <text:p>4,064</text:p>
          </table:table-cell>
          <table:table-cell table:style-name="ce18" office:value-type="float" office:value="0.000001" calcext:value-type="float">
            <text:p>0,000001</text:p>
          </table:table-cell>
          <table:table-cell table:style-name="ce2" office:value-type="string" calcext:value-type="string">
            <text:p>1M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orque Measur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8]-[.D8]" office:value-type="float" office:value="4.9" calcext:value-type="float">
            <text:p>4,90</text:p>
          </table:table-cell>
          <table:table-cell table:style-name="ce2" table:formula="of:=(47 + 8*[.$C8] + INT((34 + 8*[.$C8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7])" office:value-type="float" office:value="4.064" calcext:value-type="float">
            <text:p>4,064</text:p>
          </table:table-cell>
          <table:table-cell table:style-name="ce14" table:formula="of:= [.M8] + [.K8]" office:value-type="float" office:value="4.568" calcext:value-type="float">
            <text:p>4,56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ransaction Clutch Line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9]-[.D9]" office:value-type="float" office:value="4.9" calcext:value-type="float">
            <text:p>4,90</text:p>
          </table:table-cell>
          <table:table-cell table:style-name="ce2" table:formula="of:=(47 + 8*[.$C9] + INT((34 + 8*[.$C9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8])" office:value-type="float" office:value="4.568" calcext:value-type="float">
            <text:p>4,568</text:p>
          </table:table-cell>
          <table:table-cell table:style-name="ce14" table:formula="of:= [.M9] + [.K9]" office:value-type="float" office:value="5.072" calcext:value-type="float">
            <text:p>5,0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lutch Pressur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0]-[.D10]" office:value-type="float" office:value="4.9" calcext:value-type="float">
            <text:p>4,90</text:p>
          </table:table-cell>
          <table:table-cell table:style-name="ce2" table:formula="of:=(47 + 8*[.$C10] + INT((34 + 8*[.$C10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9])" office:value-type="float" office:value="5.072" calcext:value-type="float">
            <text:p>5,072</text:p>
          </table:table-cell>
          <table:table-cell table:style-name="ce14" table:formula="of:= [.M10] + [.K10]" office:value-type="float" office:value="5.576" calcext:value-type="float">
            <text:p>5,5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High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1]-[.D11]" office:value-type="float" office:value="9.7" calcext:value-type="float">
            <text:p>9,70</text:p>
          </table:table-cell>
          <table:table-cell table:style-name="ce2" table:formula="of:=(47 + 8*[.$C11] + INT((34 + 8*[.$C11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0])" office:value-type="float" office:value="9.608" calcext:value-type="float">
            <text:p>9,608</text:p>
          </table:table-cell>
          <table:table-cell table:style-name="ce14" table:formula="of:= [.M11] + [.K11]" office:value-type="float" office:value="10.112" calcext:value-type="float">
            <text:p>10,11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w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2]-[.D12]" office:value-type="float" office:value="9.6" calcext:value-type="float">
            <text:p>9,60</text:p>
          </table:table-cell>
          <table:table-cell table:style-name="ce2" table:formula="of:=(47 + 8*[.$C12] + INT((34 + 8*[.$C12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1])" office:value-type="float" office:value="10.112" calcext:value-type="float">
            <text:p>10,112</text:p>
          </table:table-cell>
          <table:table-cell table:style-name="ce14" table:formula="of:= [.M12] + [.K12]" office:value-type="float" office:value="10.616" calcext:value-type="float">
            <text:p>10,61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in Contactor Acknowled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3]-[.D13]" office:value-type="float" office:value="18.5" calcext:value-type="float">
            <text:p>18,50</text:p>
          </table:table-cell>
          <table:table-cell table:style-name="ce2" table:formula="of:=(47 + 8*[.$C13] + INT((34 + 8*[.$C13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2])" office:value-type="float" office:value="15.656" calcext:value-type="float">
            <text:p>15,656</text:p>
          </table:table-cell>
          <table:table-cell table:style-name="ce14" table:formula="of:= [.M13] + [.K13]" office:value-type="float" office:value="16.16" calcext:value-type="float">
            <text:p>16,16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hift in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4]-[.D14]" office:value-type="float" office:value="18.6" calcext:value-type="float">
            <text:p>18,60</text:p>
          </table:table-cell>
          <table:table-cell table:style-name="ce2" table:formula="of:=(47 + 8*[.$C14] + INT((34 + 8*[.$C14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3])" office:value-type="float" office:value="20.192" calcext:value-type="float">
            <text:p>20,192</text:p>
          </table:table-cell>
          <table:table-cell table:style-name="ce14" table:formula="of:= [.M14] + [.K14]" office:value-type="float" office:value="20.696" calcext:value-type="float">
            <text:p>20,69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Idl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5]-[.D15]" office:value-type="float" office:value="18.7" calcext:value-type="float">
            <text:p>18,70</text:p>
          </table:table-cell>
          <table:table-cell table:style-name="ce2" table:formula="of:=(47 + 8*[.$C15] + INT((34 + 8*[.$C15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4])" office:value-type="float" office:value="25.736" calcext:value-type="float">
            <text:p>25,736</text:p>
          </table:table-cell>
          <table:table-cell table:style-name="ce14" table:formula="of:= [.M15] + [.K15]" office:value-type="float" office:value="26.24" calcext:value-type="float">
            <text:p>26,24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WD/RE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6]-[.D16]" office:value-type="float" office:value="18.8" calcext:value-type="float">
            <text:p>18,80</text:p>
          </table:table-cell>
          <table:table-cell table:style-name="ce2" table:formula="of:=(47 + 8*[.$C16] + INT((34 + 8*[.$C16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5])" office:value-type="float" office:value="30.272" calcext:value-type="float">
            <text:p>30,272</text:p>
          </table:table-cell>
          <table:table-cell table:style-name="ce14" table:formula="of:= [.M16] + [.K16]" office:value-type="float" office:value="30.776" calcext:value-type="float">
            <text:p>30,7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Key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7]-[.D17]" office:value-type="float" office:value="18.9" calcext:value-type="float">
            <text:p>18,90</text:p>
          </table:table-cell>
          <table:table-cell table:style-name="ce2" table:formula="of:=(47 + 8*[.$C17] + INT((34 + 8*[.$C17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6])" office:value-type="float" office:value="35.816" calcext:value-type="float">
            <text:p>35,816</text:p>
          </table:table-cell>
          <table:table-cell table:style-name="ce14" table:formula="of:= [.M17] + [.K17]" office:value-type="float" office:value="36.32" calcext:value-type="float">
            <text:p>36,32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arning Light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ns,</text:p>
          </table:table-cell>
          <table:table-cell table:style-name="ce10" table:formula="of:=[.G18]-[.D18]" office:value-type="float" office:value="19" calcext:value-type="float">
            <text:p>19,00</text:p>
          </table:table-cell>
          <table:table-cell table:style-name="ce2" table:formula="of:=(47 + 8*[.$C18] + INT((34 + 8*[.$C18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7])" office:value-type="float" office:value="40.352" calcext:value-type="float">
            <text:p>40,352</text:p>
          </table:table-cell>
          <table:table-cell table:style-name="ce14" table:formula="of:= [.M18] + [.K18]" office:value-type="float" office:value="40.856" calcext:value-type="float">
            <text:p>40,85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 Rese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9]-[.D19]" office:value-type="float" office:value="19.1" calcext:value-type="float">
            <text:p>19,10</text:p>
          </table:table-cell>
          <table:table-cell table:style-name="ce2" table:formula="of:=(47 + 8*[.$C19] + INT((34 + 8*[.$C19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8])" office:value-type="float" office:value="45.896" calcext:value-type="float">
            <text:p>45,896</text:p>
          </table:table-cell>
          <table:table-cell table:style-name="ce14" table:formula="of:= [.M19] + [.K19]" office:value-type="float" office:value="46.4" calcext:value-type="float">
            <text:p>46,4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ackup Alar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0]-[.D20]" office:value-type="float" office:value="19.1" calcext:value-type="float">
            <text:p>19,10</text:p>
          </table:table-cell>
          <table:table-cell table:style-name="ce2" table:formula="of:=(47 + 8*[.$C20] + INT((34 + 8*[.$C20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19])" office:value-type="float" office:value="50.432" calcext:value-type="float">
            <text:p>50,432</text:p>
          </table:table-cell>
          <table:table-cell table:style-name="ce14" table:formula="of:= [.M20] + [.K20]" office:value-type="float" office:value="50.936" calcext:value-type="float">
            <text:p>50,9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rake Solenoi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1]-[.D21]" office:value-type="float" office:value="19.2" calcext:value-type="float">
            <text:p>19,20</text:p>
          </table:table-cell>
          <table:table-cell table:style-name="ce2" table:formula="of:=(47 + 8*[.$C21] + INT((34 + 8*[.$C21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0])" office:value-type="float" office:value="60.512" calcext:value-type="float">
            <text:p>60,512</text:p>
          </table:table-cell>
          <table:table-cell table:style-name="ce14" table:formula="of:= [.M21] + [.K21]" office:value-type="float" office:value="61.016" calcext:value-type="float">
            <text:p>61,01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Status/Malfunction (TBD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2]-[.D22]" office:value-type="float" office:value="19.2" calcext:value-type="float">
            <text:p>19,20</text:p>
          </table:table-cell>
          <table:table-cell table:style-name="ce2" table:formula="of:=(47 + 8*[.$C22] + INT((34 + 8*[.$C22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1])" office:value-type="float" office:value="70.592" calcext:value-type="float">
            <text:p>70,592</text:p>
          </table:table-cell>
          <table:table-cell table:style-name="ce14" table:formula="of:= [.M22] + [.K22]" office:value-type="float" office:value="71.096" calcext:value-type="float">
            <text:p>71,09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rake Mode (Parallel/Split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3]-[.D23]" office:value-type="float" office:value="19.2" calcext:value-type="float">
            <text:p>19,20</text:p>
          </table:table-cell>
          <table:table-cell table:style-name="ce2" table:formula="of:=(47 + 8*[.$C23] + INT((34 + 8*[.$C23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2])" office:value-type="float" office:value="80.672" calcext:value-type="float">
            <text:p>80,672</text:p>
          </table:table-cell>
          <table:table-cell table:style-name="ce14" table:formula="of:= [.M23] + [.K23]" office:value-type="float" office:value="81.176" calcext:value-type="float">
            <text:p>81,1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2V Power Rela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4]-[.D24]" office:value-type="float" office:value="19.3" calcext:value-type="float">
            <text:p>19,30</text:p>
          </table:table-cell>
          <table:table-cell table:style-name="ce2" table:formula="of:=(47 + 8*[.$C24] + INT((34 + 8*[.$C24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3])" office:value-type="float" office:value="90.752" calcext:value-type="float">
            <text:p>90,752</text:p>
          </table:table-cell>
          <table:table-cell table:style-name="ce14" table:formula="of:= [.M24] + [.K24]" office:value-type="float" office:value="91.256" calcext:value-type="float">
            <text:p>91,25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Shutdow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5]-[.D25]" office:value-type="float" office:value="19.3" calcext:value-type="float">
            <text:p>19,30</text:p>
          </table:table-cell>
          <table:table-cell table:style-name="ce2" table:formula="of:=(47 + 8*[.$C25] + INT((34 + 8*[.$C25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4])" office:value-type="float" office:value="100.832" calcext:value-type="float">
            <text:p>100,832</text:p>
          </table:table-cell>
          <table:table-cell table:style-name="ce14" table:formula="of:= [.M25] + [.K25]" office:value-type="float" office:value="101.336" calcext:value-type="float">
            <text:p>101,3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peed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6]-[.D26]" office:value-type="float" office:value="19.3" calcext:value-type="float">
            <text:p>19,30</text:p>
          </table:table-cell>
          <table:table-cell table:style-name="ce2" table:formula="of:=(47 + 8*[.$C26] + INT((34 + 8*[.$C26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5])" office:value-type="float" office:value="117.968" calcext:value-type="float">
            <text:p>117,968</text:p>
          </table:table-cell>
          <table:table-cell table:style-name="ce14" table:formula="of:= [.M26] + [.K26]" office:value-type="float" office:value="118.472" calcext:value-type="float">
            <text:p>118,4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C/DC Converter Current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7]-[.D27]" office:value-type="float" office:value="19.4" calcext:value-type="float">
            <text:p>19,40</text:p>
          </table:table-cell>
          <table:table-cell table:style-name="ce2" table:formula="of:=(47 + 8*[.$C27] + INT((34 + 8*[.$C27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6])" office:value-type="float" office:value="13.64" calcext:value-type="float">
            <text:p>13,640</text:p>
          </table:table-cell>
          <table:table-cell table:style-name="ce14" table:formula="of:= [.M27] + [.K27]" office:value-type="float" office:value="14.144" calcext:value-type="float">
            <text:p>14,1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hift Lever (PRNDL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8]-[.D28]" office:value-type="float" office:value="19.4" calcext:value-type="float">
            <text:p>19,40</text:p>
          </table:table-cell>
          <table:table-cell table:style-name="ce2" table:formula="of:=(47 + 8*[.$C28] + INT((34 + 8*[.$C28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7])" office:value-type="float" office:value="14.144" calcext:value-type="float">
            <text:p>14,144</text:p>
          </table:table-cell>
          <table:table-cell table:style-name="ce14" table:formula="of:= [.M28] + [.K28]" office:value-type="float" office:value="14.648" calcext:value-type="float">
            <text:p>14,64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Inverter Temperature Statu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9]-[.D29]" office:value-type="float" office:value="19.4" calcext:value-type="float">
            <text:p>19,40</text:p>
          </table:table-cell>
          <table:table-cell table:style-name="ce2" table:formula="of:=(47 + 8*[.$C29] + INT((34 + 8*[.$C29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8])" office:value-type="float" office:value="14.648" calcext:value-type="float">
            <text:p>14,648</text:p>
          </table:table-cell>
          <table:table-cell table:style-name="ce14" table:formula="of:= [.M29] + [.K29]" office:value-type="float" office:value="15.152" calcext:value-type="float">
            <text:p>15,15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Reverse and 2nd Gear Clutch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Trans</text:p>
          </table:table-cell>
          <table:table-cell table:style-name="ce10" table:formula="of:=[.G30]-[.D30]" office:value-type="float" office:value="19.5" calcext:value-type="float">
            <text:p>19,50</text:p>
          </table:table-cell>
          <table:table-cell table:style-name="ce2" table:formula="of:=(47 + 8*[.$C30] + INT((34 + 8*[.$C30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29])" office:value-type="float" office:value="15.152" calcext:value-type="float">
            <text:p>15,152</text:p>
          </table:table-cell>
          <table:table-cell table:style-name="ce14" table:formula="of:= [.M30] + [.K30]" office:value-type="float" office:value="15.656" calcext:value-type="float">
            <text:p>15,65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Inhibi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1]-[.D31]" office:value-type="float" office:value="19.5" calcext:value-type="float">
            <text:p>19,50</text:p>
          </table:table-cell>
          <table:table-cell table:style-name="ce2" table:formula="of:=(47 + 8*[.$C31] + INT((34 + 8*[.$C31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0])" office:value-type="float" office:value="15.656" calcext:value-type="float">
            <text:p>15,656</text:p>
          </table:table-cell>
          <table:table-cell table:style-name="ce14" table:formula="of:= [.M31] + [.K31]" office:value-type="float" office:value="16.16" calcext:value-type="float">
            <text:p>16,16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Interloc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2]-[.D32]" office:value-type="float" office:value="19.5" calcext:value-type="float">
            <text:p>19,50</text:p>
          </table:table-cell>
          <table:table-cell table:style-name="ce2" table:formula="of:=(47 + 8*[.$C32] + INT((34 + 8*[.$C32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1])" office:value-type="float" office:value="16.16" calcext:value-type="float">
            <text:p>16,160</text:p>
          </table:table-cell>
          <table:table-cell table:style-name="ce14" table:formula="of:= [.M32] + [.K32]" office:value-type="float" office:value="16.664" calcext:value-type="float">
            <text:p>16,66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mergency Brak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3]-[.D33]" office:value-type="float" office:value="19.5" calcext:value-type="float">
            <text:p>19,50</text:p>
          </table:table-cell>
          <table:table-cell table:style-name="ce2" table:formula="of:=(47 + 8*[.$C33] + INT((34 + 8*[.$C33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2])" office:value-type="float" office:value="16.664" calcext:value-type="float">
            <text:p>16,664</text:p>
          </table:table-cell>
          <table:table-cell table:style-name="ce14" table:formula="of:= [.M33] + [.K33]" office:value-type="float" office:value="17.168" calcext:value-type="float">
            <text:p>17,16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2V Power Ack I/M Contr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4]-[.D34]" office:value-type="float" office:value="19.6" calcext:value-type="float">
            <text:p>19,60</text:p>
          </table:table-cell>
          <table:table-cell table:style-name="ce2" table:formula="of:=(47 + 8*[.$C34] + INT((34 + 8*[.$C34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3])" office:value-type="float" office:value="17.168" calcext:value-type="float">
            <text:p>17,168</text:p>
          </table:table-cell>
          <table:table-cell table:style-name="ce14" table:formula="of:= [.M34] + [.K34]" office:value-type="float" office:value="17.672" calcext:value-type="float">
            <text:p>17,6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ccelerator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5]-[.D35]" office:value-type="float" office:value="19.6" calcext:value-type="float">
            <text:p>19,60</text:p>
          </table:table-cell>
          <table:table-cell table:style-name="ce2" table:formula="of:=(47 + 8*[.$C35] + INT((34 + 8*[.$C35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4])" office:value-type="float" office:value="17.672" calcext:value-type="float">
            <text:p>17,672</text:p>
          </table:table-cell>
          <table:table-cell table:style-name="ce14" table:formula="of:= [.M35] + [.K35]" office:value-type="float" office:value="18.176" calcext:value-type="float">
            <text:p>18,1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FWD/REV Ack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6]-[.D36]" office:value-type="float" office:value="19.6" calcext:value-type="float">
            <text:p>19,60</text:p>
          </table:table-cell>
          <table:table-cell table:style-name="ce2" table:formula="of:=(47 + 8*[.$C36] + INT((34 + 8*[.$C36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5])" office:value-type="float" office:value="18.176" calcext:value-type="float">
            <text:p>18,176</text:p>
          </table:table-cell>
          <table:table-cell table:style-name="ce14" table:formula="of:= [.M36] + [.K36]" office:value-type="float" office:value="18.68" calcext:value-type="float">
            <text:p>18,68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2V Power Ack I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7]-[.D37]" office:value-type="float" office:value="19.7" calcext:value-type="float">
            <text:p>19,70</text:p>
          </table:table-cell>
          <table:table-cell table:style-name="ce2" table:formula="of:=(47 + 8*[.$C37] + INT((34 + 8*[.$C37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6])" office:value-type="float" office:value="18.68" calcext:value-type="float">
            <text:p>18,680</text:p>
          </table:table-cell>
          <table:table-cell table:style-name="ce14" table:formula="of:= [.M37] + [.K37]" office:value-type="float" office:value="19.184" calcext:value-type="float">
            <text:p>19,18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Key Switch Star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8]-[.D38]" office:value-type="float" office:value="19.7" calcext:value-type="float">
            <text:p>19,70</text:p>
          </table:table-cell>
          <table:table-cell table:style-name="ce2" table:formula="of:=(47 + 8*[.$C38] + INT((34 + 8*[.$C38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7])" office:value-type="float" office:value="19.184" calcext:value-type="float">
            <text:p>19,184</text:p>
          </table:table-cell>
          <table:table-cell table:style-name="ce14" table:formula="of:= [.M38] + [.K38]" office:value-type="float" office:value="19.688" calcext:value-type="float">
            <text:p>19,68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rake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9]-[.D39]" office:value-type="float" office:value="19.7" calcext:value-type="float">
            <text:p>19,70</text:p>
          </table:table-cell>
          <table:table-cell table:style-name="ce2" table:formula="of:=(47 + 8*[.$C39] + INT((34 + 8*[.$C39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8])" office:value-type="float" office:value="19.688" calcext:value-type="float">
            <text:p>19,688</text:p>
          </table:table-cell>
          <table:table-cell table:style-name="ce14" table:formula="of:= [.M39] + [.K39]" office:value-type="float" office:value="20.192" calcext:value-type="float">
            <text:p>20,19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in Contactor 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0]-[.D40]" office:value-type="float" office:value="19.7" calcext:value-type="float">
            <text:p>19,70</text:p>
          </table:table-cell>
          <table:table-cell table:style-name="ce2" table:formula="of:=(47 + 8*[.$C40] + INT((34 + 8*[.$C40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39])" office:value-type="float" office:value="20.192" calcext:value-type="float">
            <text:p>20,192</text:p>
          </table:table-cell>
          <table:table-cell table:style-name="ce14" table:formula="of:= [.M40] + [.K40]" office:value-type="float" office:value="20.696" calcext:value-type="float">
            <text:p>20,69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2V Power Ack Vehicl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1]-[.D41]" office:value-type="float" office:value="19.8" calcext:value-type="float">
            <text:p>19,80</text:p>
          </table:table-cell>
          <table:table-cell table:style-name="ce2" table:formula="of:=(47 + 8*[.$C41] + INT((34 + 8*[.$C41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0])" office:value-type="float" office:value="20.696" calcext:value-type="float">
            <text:p>20,696</text:p>
          </table:table-cell>
          <table:table-cell table:style-name="ce14" table:formula="of:= [.M41] + [.K41]" office:value-type="float" office:value="21.2" calcext:value-type="float">
            <text:p>21,2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ey Switch Ru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2]-[.D42]" office:value-type="float" office:value="19.8" calcext:value-type="float">
            <text:p>19,80</text:p>
          </table:table-cell>
          <table:table-cell table:style-name="ce2" table:formula="of:=(47 + 8*[.$C42] + INT((34 + 8*[.$C42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1])" office:value-type="float" office:value="21.2" calcext:value-type="float">
            <text:p>21,200</text:p>
          </table:table-cell>
          <table:table-cell table:style-name="ce14" table:formula="of:= [.M42] + [.K42]" office:value-type="float" office:value="21.704" calcext:value-type="float">
            <text:p>21,70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3]-[.D43]" office:value-type="float" office:value="99.1" calcext:value-type="float">
            <text:p>99,10</text:p>
          </table:table-cell>
          <table:table-cell table:style-name="ce2" table:formula="of:=(47 + 8*[.$C43] + INT((34 + 8*[.$C43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2])" office:value-type="float" office:value="21.704" calcext:value-type="float">
            <text:p>21,704</text:p>
          </table:table-cell>
          <table:table-cell table:style-name="ce14" table:formula="of:= [.M43] + [.K43]" office:value-type="float" office:value="22.208" calcext:value-type="float">
            <text:p>22,20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4]-[.D44]" office:value-type="float" office:value="99.2" calcext:value-type="float">
            <text:p>99,20</text:p>
          </table:table-cell>
          <table:table-cell table:style-name="ce2" table:formula="of:=(47 + 8*[.$C44] + INT((34 + 8*[.$C44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3])" office:value-type="float" office:value="22.208" calcext:value-type="float">
            <text:p>22,208</text:p>
          </table:table-cell>
          <table:table-cell table:style-name="ce14" table:formula="of:= [.M44] + [.K44]" office:value-type="float" office:value="22.712" calcext:value-type="float">
            <text:p>22,71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ction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5]-[.D45]" office:value-type="float" office:value="99.3" calcext:value-type="float">
            <text:p>99,30</text:p>
          </table:table-cell>
          <table:table-cell table:style-name="ce2" table:formula="of:=(47 + 8*[.$C45] + INT((34 + 8*[.$C45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4])" office:value-type="float" office:value="22.712" calcext:value-type="float">
            <text:p>22,712</text:p>
          </table:table-cell>
          <table:table-cell table:style-name="ce14" table:formula="of:= [.M45] + [.K45]" office:value-type="float" office:value="23.216" calcext:value-type="float">
            <text:p>23,21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ction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6]-[.D46]" office:value-type="float" office:value="99.4" calcext:value-type="float">
            <text:p>99,40</text:p>
          </table:table-cell>
          <table:table-cell table:style-name="ce2" table:formula="of:=(47 + 8*[.$C46] + INT((34 + 8*[.$C46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5])" office:value-type="float" office:value="23.216" calcext:value-type="float">
            <text:p>23,216</text:p>
          </table:table-cell>
          <table:table-cell table:style-name="ce14" table:formula="of:= [.M46] + [.K46]" office:value-type="float" office:value="23.72" calcext:value-type="float">
            <text:p>23,72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Vehicle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7]-[.D47]" office:value-type="float" office:value="99.6" calcext:value-type="float">
            <text:p>99,60</text:p>
          </table:table-cell>
          <table:table-cell table:style-name="ce2" table:formula="of:=(47 + 8*[.$C47] + INT((34 + 8*[.$C47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6])" office:value-type="float" office:value="23.72" calcext:value-type="float">
            <text:p>23,720</text:p>
          </table:table-cell>
          <table:table-cell table:style-name="ce14" table:formula="of:= [.M47] + [.K47]" office:value-type="float" office:value="24.224" calcext:value-type="float">
            <text:p>24,22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8]-[.D48]" office:value-type="float" office:value="99.8" calcext:value-type="float">
            <text:p>99,80</text:p>
          </table:table-cell>
          <table:table-cell table:style-name="ce2" table:formula="of:=(47 + 8*[.$C48] + INT((34 + 8*[.$C48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7])" office:value-type="float" office:value="24.224" calcext:value-type="float">
            <text:p>24,224</text:p>
          </table:table-cell>
          <table:table-cell table:style-name="ce14" table:formula="of:= [.M48] + [.K48]" office:value-type="float" office:value="24.728" calcext:value-type="float">
            <text:p>24,72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raction Battery Ground Fault Tes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49]-[.D49]" office:value-type="float" office:value="998.3" calcext:value-type="float">
            <text:p>998,30</text:p>
          </table:table-cell>
          <table:table-cell table:style-name="ce2" table:formula="of:=(47 + 8*[.$C49] + INT((34 + 8*[.$C49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8])" office:value-type="float" office:value="24.728" calcext:value-type="float">
            <text:p>24,728</text:p>
          </table:table-cell>
          <table:table-cell table:style-name="ce14" table:formula="of:= [.M49] + [.K49]" office:value-type="float" office:value="25.232" calcext:value-type="float">
            <text:p>25,23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50]-[.D50]" office:value-type="float" office:value="998.4" calcext:value-type="float">
            <text:p>998,40</text:p>
          </table:table-cell>
          <table:table-cell table:style-name="ce2" table:formula="of:=(47 + 8*[.$C50] + INT((34 + 8*[.$C50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49])" office:value-type="float" office:value="25.232" calcext:value-type="float">
            <text:p>25,232</text:p>
          </table:table-cell>
          <table:table-cell table:style-name="ce14" table:formula="of:= [.M50] + [.K50]" office:value-type="float" office:value="25.736" calcext:value-type="float">
            <text:p>25,7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raction Battery Ground Faul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1]-[.D51]" office:value-type="float" office:value="998.8" calcext:value-type="float">
            <text:p>998,80</text:p>
          </table:table-cell>
          <table:table-cell table:style-name="ce2" table:formula="of:=(47 + 8*[.$C51] + INT((34 + 8*[.$C51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50])" office:value-type="float" office:value="25.736" calcext:value-type="float">
            <text:p>25,736</text:p>
          </table:table-cell>
          <table:table-cell table:style-name="ce14" table:formula="of:= [.M51] + [.K51]" office:value-type="float" office:value="26.24" calcext:value-type="float">
            <text:p>26,24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2]-[.D52]" office:value-type="float" office:value="998.9" calcext:value-type="float">
            <text:p>998,90</text:p>
          </table:table-cell>
          <table:table-cell table:style-name="ce2" table:formula="of:=(47 + 8*[.$C52] + INT((34 + 8*[.$C52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51])" office:value-type="float" office:value="26.24" calcext:value-type="float">
            <text:p>26,240</text:p>
          </table:table-cell>
          <table:table-cell table:style-name="ce14" table:formula="of:= [.M52] + [.K52]" office:value-type="float" office:value="26.744" calcext:value-type="float">
            <text:p>26,7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3]-[.D53]" office:value-type="float" office:value="999" calcext:value-type="float">
            <text:p>999,00</text:p>
          </table:table-cell>
          <table:table-cell table:style-name="ce2" table:formula="of:=(47 + 8*[.$C53] + INT((34 + 8*[.$C53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52])" office:value-type="float" office:value="26.744" calcext:value-type="float">
            <text:p>26,744</text:p>
          </table:table-cell>
          <table:table-cell table:style-name="ce14" table:formula="of:= [.M53] + [.K53]" office:value-type="float" office:value="27.248" calcext:value-type="float">
            <text:p>27,24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/Trans Over Temperat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4]-[.D54]" office:value-type="float" office:value="999.7" calcext:value-type="float">
            <text:p>999,70</text:p>
          </table:table-cell>
          <table:table-cell table:style-name="ce2" table:formula="of:=(47 + 8*[.$C54] + INT((34 + 8*[.$C54])/5))*[.O$4]" office:value-type="float" office:value="0.504" calcext:value-type="float">
            <text:p>0,504</text:p>
          </table:table-cell>
          <table:table-cell table:style-name="ce12" table:formula="of:=130*[.$O$4]" office:value-type="float" office:value="1.04" calcext:value-type="float">
            <text:p>1,04</text:p>
          </table:table-cell>
          <table:table-cell table:style-name="ce14" table:formula="of:=SUMARRANGO([.$O$4]; [.$M$2:.M53])" office:value-type="float" office:value="27.248" calcext:value-type="float">
            <text:p>27,248</text:p>
          </table:table-cell>
          <table:table-cell table:style-name="ce14" table:formula="of:= [.M54] + [.K54]" office:value-type="float" office:value="27.752" calcext:value-type="float">
            <text:p>27,75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3">
          <table:table-cell table:style-name="Default" table:number-columns-repeated="12"/>
          <table:table-cell table:style-name="ce15" table:number-columns-repeated="2"/>
          <table:table-cell table:style-name="ce20"/>
          <table:table-cell table:style-name="Default" table:number-columns-repeated="1001"/>
          <table:table-cell table:number-columns-repeated="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1:Hoja1.N55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0:03:36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11:25:48.850000000</dc:date>
    <meta:editing-duration>P1DT10H20M28S</meta:editing-duration>
    <meta:editing-cycles>102</meta:editing-cycles>
    <meta:generator>LibreOffice/5.2.1.2$Windows_X86_64 LibreOffice_project/31dd62db80d4e60af04904455ec9c9219178d620</meta:generator>
    <meta:document-statistic meta:table-count="3" meta:cell-count="7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tiempoBit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